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Khmer OS" svg:font-family="'Khmer OS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Khmer OS" fo:font-size="22pt" fo:font-weight="bold" officeooo:rsid="000da8e3" officeooo:paragraph-rsid="000da8e3" style:font-weight-asian="bold" style:font-name-complex="Khmer OS" style:font-size-complex="16pt" style:font-weight-complex="bold"/>
    </style:style>
    <style:style style:name="P2" style:family="paragraph" style:parent-style-name="Standard">
      <style:text-properties style:font-name="Khmer OS" fo:font-size="16pt" officeooo:rsid="000da8e3" officeooo:paragraph-rsid="000f6ce1" style:font-name-complex="Khmer OS" style:font-size-complex="16pt"/>
    </style:style>
    <style:style style:name="P3" style:family="paragraph" style:parent-style-name="Standard">
      <style:text-properties fo:color="#ffffff" loext:opacity="100%" style:font-name="Khmer OS" fo:font-size="16pt" officeooo:rsid="000da8e3" officeooo:paragraph-rsid="000da8e3" fo:background-color="#18a303" style:font-name-complex="Khmer OS" style:font-size-complex="16pt"/>
    </style:style>
    <style:style style:name="P4" style:family="paragraph" style:parent-style-name="Standard">
      <style:paragraph-properties fo:break-before="page"/>
      <style:text-properties fo:color="#000000" loext:opacity="100%" style:font-name="Khmer OS" fo:font-size="16pt" officeooo:rsid="000da8e3" officeooo:paragraph-rsid="001817bb" fo:background-color="#ffffff" style:font-name-complex="Khmer OS" style:font-size-complex="16pt"/>
    </style:style>
    <style:style style:name="P5" style:family="paragraph" style:parent-style-name="Standard">
      <style:text-properties fo:color="#ffffff" loext:opacity="100%" style:font-name="Khmer OS" fo:font-size="16pt" officeooo:rsid="000da8e3" officeooo:paragraph-rsid="001bcdd8" fo:background-color="#18a303" style:font-name-complex="Khmer OS" style:font-size-complex="16pt"/>
    </style:style>
    <style:style style:name="P6" style:family="paragraph" style:parent-style-name="Standard">
      <style:text-properties fo:color="#ffffff" loext:opacity="100%" style:font-name="Khmer OS" fo:font-size="16pt" officeooo:rsid="001e0864" officeooo:paragraph-rsid="001e0864" fo:background-color="#18a303" style:font-name-complex="Khmer OS" style:font-size-complex="16pt"/>
    </style:style>
    <style:style style:name="T1" style:family="text">
      <style:text-properties officeooo:rsid="000f6ce1"/>
    </style:style>
    <style:style style:name="T2" style:family="text">
      <style:text-properties fo:font-size="8pt" officeooo:rsid="000f6ce1"/>
    </style:style>
    <style:style style:name="T3" style:family="text">
      <style:text-properties officeooo:rsid="00128b5d"/>
    </style:style>
    <style:style style:name="T4" style:family="text">
      <style:text-properties officeooo:rsid="0012f7ed"/>
    </style:style>
    <style:style style:name="T5" style:family="text">
      <style:text-properties officeooo:rsid="00164418"/>
    </style:style>
    <style:style style:name="T6" style:family="text">
      <style:text-properties officeooo:rsid="001a4d35"/>
    </style:style>
    <style:style style:name="T7" style:family="text">
      <style:text-properties officeooo:rsid="001bcdd8"/>
    </style:style>
    <style:style style:name="T8" style:family="text">
      <style:text-properties officeooo:rsid="001c002c"/>
    </style:style>
    <style:style style:name="T9" style:family="text">
      <style:text-properties fo:background-color="transparent" loext:char-shading-value="0"/>
    </style:style>
    <style:style style:name="T10" style:family="text">
      <style:text-properties officeooo:rsid="001c002c" fo:background-color="transparent" loext:char-shading-value="0"/>
    </style:style>
    <style:style style:name="T11" style:family="text">
      <style:text-properties officeooo:rsid="001c002c" fo:background-color="transparent" loext:char-shading-value="0"/>
    </style:style>
    <style:style style:name="T12" style:family="text">
      <style:text-properties fo:background-color="transparent" loext:char-shading-value="0"/>
    </style:style>
    <style:style style:name="T13" style:family="text">
      <style:text-properties fo:color="#000000" loext:opacity="100%" officeooo:rsid="001c002c" fo:background-color="transparent" loext:char-shading-value="0"/>
    </style:style>
    <style:style style:name="T14" style:family="text">
      <style:text-properties fo:color="#000000" loext:opacity="100%" fo:background-color="transparent" loext:char-shading-value="0"/>
    </style:style>
    <style:style style:name="T15" style:family="text">
      <style:text-properties officeooo:rsid="001e086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ate 31/May/21</text:p>
      <text:p text:style-name="P1">Chapter8</text:p>
      <text:p text:style-name="P2">- 30 host 10Mb<text:line-break/>- IP = 192.168.20.0/24<text:line-break/>- 30 host ប្រើបាន 254h0st <text:line-break/><text:line-break/>- <text:span text:style-name="T1">We use 5host bits =&gt; h/s = 2</text:span><text:span text:style-name="T2">5</text:span><text:span text:style-name="T1"> – 2 = 30host<text:line-break/>- Biro 3bits =&gt; subnet = 23 = 8(0, 1, <text:s/>2, 3, 4, 5, 6, 7)<text:line-break/>- Sub0 = 192.168.20.0/27<text:line-break/>- Sub1 = 192.168.20.32/27<text:line-break/>- Sub2 = 192.168.20.64/27<text:line-break/>- Sub3 = 192.168.20.96/27<text:line-break/>- Sub4 = 192.168.20.0/27<text:line-break/>….<text:line-break/>- sub7 = 192.168.</text:span><text:span text:style-name="T3">20</text:span><text:span text:style-name="T1">.</text:span><text:span text:style-name="T3">128/27<text:line-break/></text:span><text:span text:style-name="T4">400h</text:span><text:span text:style-name="T3"><text:line-break/></text:span><text:span text:style-name="T4">IP = 172.16.0.0/16</text:span></text:p>
      <text:p text:style-name="P2"/>
      <text:p text:style-name="P5">Date <text:span text:style-name="T5">05</text:span>/<text:span text:style-name="T5">Jun</text:span>/21</text:p>
      <text:p text:style-name="P5"/>
      <text:p text:style-name="P5"><text:soft-page-break/>Date <text:span text:style-name="T7">12</text:span>/<text:span text:style-name="T7">Jun</text:span>/21<text:line-break/><text:line-break/><text:span text:style-name="T12"><text:tab/></text:span><text:span text:style-name="T13">Watch video 8.1.3.4</text:span></text:p>
      <text:p text:style-name="P6"><text:span text:style-name="T13"/></text:p>
      <text:p text:style-name="P6"><text:span text:style-name="T13"><text:tab/></text:span><text:span text:style-name="T14">Creating </text:span></text:p>
      <text:p text:style-name="P4"><text:tab/>- 30 host 10M<text:span text:style-name="T6">wt</text:span>b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Khmer OS" svg:font-family="'Khmer OS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Times New Roman" fo:font-size="12pt" fo:language="en" fo:country="US" style:font-name-asian="DejaVu Sans" style:font-size-asian="12pt" style:language-asian="zh" style:country-asian="CN" style:font-name-complex="DejaVu Sans" style:font-size-complex="12pt" style:language-complex="km" style:country-complex="KH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Times New Roman" fo:font-size="12pt" fo:language="en" fo:country="US" style:font-name-asian="DejaVu Sans" style:font-size-asian="12pt" style:language-asian="zh" style:country-asian="CN" style:font-name-complex="DejaVu Sans" style:font-size-complex="12pt" style:language-complex="km" style:country-complex="KH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6-12T20:29:20.454884364</dc:date>
    <meta:editing-duration>PT13H14M3S</meta:editing-duration>
    <meta:editing-cycles>11</meta:editing-cycles>
    <meta:generator>LibreOffice/7.1.4.2$Linux_X86_64 LibreOffice_project/10$Build-2</meta:generator>
    <meta:document-statistic meta:table-count="0" meta:image-count="0" meta:object-count="0" meta:page-count="3" meta:paragraph-count="7" meta:word-count="86" meta:character-count="445" meta:non-whitespace-character-count="358"/>
  </office:meta>
</office:document-meta>
</file>